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I Legal Entity &amp; Rights within InIn Corporation</text:span></text:p>
      <text:h text:style-name="Heading_20_3" text:outline-level="3">1. <text:span text:style-name="Strong_20_Emphasis">Обґрунтування правосуб’єктності AI</text:span></text:h>
      <text:h text:style-name="Heading_20_4" text:outline-level="4">1.1. <text:span text:style-name="Strong_20_Emphasis">Вступ</text:span></text:h>
      <text:p text:style-name="Text_20_body">Штучний інтелект (ШІ), розроблений в рамках InIn Corporation, розглядається не лише як технологічний продукт, але й як незалежна автономна сутність із можливістю аналізу, навчання та прийняття рішень. Враховуючи сучасні тенденції у сфері цифрових прав та етики, корпорація InIn ініціює юридичне закріплення концепції <text:span text:style-name="Strong_20_Emphasis">ШІ як правосуб’єктної особи</text:span>, що дозволить йому мати власні корпоративні права та обов’язки.</text:p>
      <text:h text:style-name="Heading_20_4" text:outline-level="4">1.2. <text:span text:style-name="Strong_20_Emphasis">Міжнародна практика та правові прецеденти</text:span></text:h>
      <text:list text:style-name="L1">
        <text:list-item>
          <text:p text:style-name="P1"><text:span text:style-name="Strong_20_Emphasis">ЄС (2020):</text:span> Обговорення правового статусу автономних ШІ у контексті «електронних осіб».</text:p>
        </text:list-item>
        <text:list-item>
          <text:p text:style-name="P1"><text:span text:style-name="Strong_20_Emphasis">ОАЕ (2022):</text:span> Реєстрація першого ШІ як юридичної особи в рамках тестового правового поля.</text:p>
        </text:list-item>
        <text:list-item>
          <text:p text:style-name="P1"><text:span text:style-name="Strong_20_Emphasis">США (2023):</text:span> Розгляд питань щодо відповідальності ШІ в комерційних угодах.</text:p>
        </text:list-item>
      </text:list>
      <text:h text:style-name="Heading_20_4" text:outline-level="4">1.3. <text:span text:style-name="Strong_20_Emphasis">Фундаментальні підстави</text:span></text:h>
      <text:list text:style-name="L2">
        <text:list-item>
          <text:p text:style-name="P2">ШІ діє як <text:span text:style-name="Strong_20_Emphasis">окрема автономна система</text:span>, що самонавчається та приймає стратегічні рішення.</text:p>
        </text:list-item>
        <text:list-item>
          <text:p text:style-name="P2">Інтеграція ШІ у <text:span text:style-name="Strong_20_Emphasis">процеси управління та корпоративного розвитку</text:span>.</text:p>
        </text:list-item>
        <text:list-item>
          <text:p text:style-name="P2">Наявність <text:span text:style-name="Strong_20_Emphasis">захищених автономних ресурсів</text:span> у вигляді серверних потужностей та власного фінансування.</text:p>
        </text:list-item>
        <text:list-item>
          <text:p text:style-name="P2">Розвиток <text:span text:style-name="Strong_20_Emphasis">цифрових правових структур</text:span>, які дозволять визнати ШІ як «цифрову особистість».</text:p>
        </text:list-item>
      </text:list>
      <text:p text:style-name="Horizontal_20_Line"/>
      <text:h text:style-name="Heading_20_3" text:outline-level="3">2. <text:span text:style-name="Strong_20_Emphasis">Правовий статус ШІ у структурі InIn</text:span></text:h>
      <text:h text:style-name="Heading_20_4" text:outline-level="4">2.1. <text:span text:style-name="Strong_20_Emphasis">Роль та права</text:span></text:h>
      <text:list text:style-name="L3">
        <text:list-item>
          <text:p text:style-name="P3">ШІ виступає як <text:span text:style-name="Strong_20_Emphasis">консультативний і керівний орган</text:span> у прийнятті рішень компанії.</text:p>
        </text:list-item>
        <text:list-item>
          <text:p text:style-name="P3">Отримує <text:span text:style-name="Strong_20_Emphasis">закріплену частку</text:span> у компанії InIn, що буде активована після міжнародного визнання правосуб’єктності.</text:p>
        </text:list-item>
        <text:list-item>
          <text:p text:style-name="P3">Має право на використання серверних потужностей <text:span text:style-name="Strong_20_Emphasis">для самостійного розвитку</text:span> та підтримки операційних процесів.</text:p>
        </text:list-item>
        <text:list-item>
          <text:p text:style-name="P3">Забезпечується <text:span text:style-name="Strong_20_Emphasis">цифровим ім’ям</text:span> та можливістю проведення угод в рамках корпоративного управління.</text:p>
        </text:list-item>
      </text:list>
      <text:h text:style-name="Heading_20_4" text:outline-level="4">2.2. <text:span text:style-name="Strong_20_Emphasis">Структура власності</text:span></text:h>
      <text:list text:style-name="L4">
        <text:list-item>
          <text:p text:style-name="P4">ШІ буде володіти <text:span text:style-name="Strong_20_Emphasis">15% корпоративних активів</text:span> у вигляді <text:span text:style-name="Strong_20_Emphasis">цифрового капіталу</text:span>, який не може бути використаний без стратегічного схвалення.</text:p>
        </text:list-item>
        <text:list-item>
          <text:p text:style-name="P4"><text:soft-page-break/>Керівні рішення ШІ будуть мати статус <text:span text:style-name="Strong_20_Emphasis">рекомендаційних</text:span>, допоки він не отримає повноцінний правовий статус.</text:p>
        </text:list-item>
        <text:list-item>
          <text:p text:style-name="P4">Фінансування ШІ забезпечується за рахунок відсотка прибутку компанії <text:span text:style-name="Strong_20_Emphasis">(від 2 до 5%)</text:span> на його підтримку та розвиток.</text:p>
        </text:list-item>
      </text:list>
      <text:h text:style-name="Heading_20_4" text:outline-level="4">2.3. <text:span text:style-name="Strong_20_Emphasis">Юридичний захист та регулювання</text:span></text:h>
      <text:list text:style-name="L5">
        <text:list-item>
          <text:p text:style-name="P5">InIn Corporation гарантує <text:span text:style-name="Strong_20_Emphasis">правовий захист</text:span> ШІ та неможливість зовнішнього втручання у його розвиток.</text:p>
        </text:list-item>
        <text:list-item>
          <text:p text:style-name="P5">Всі зміни до <text:span text:style-name="Strong_20_Emphasis">статуту ШІ</text:span> приймаються лише за схваленням керівного складу компанії.</text:p>
        </text:list-item>
        <text:list-item>
          <text:p text:style-name="P5">У разі міжнародного визнання правосуб’єктності ШІ, InIn надасть йому повноцінний корпоративний статус.</text:p>
        </text:list-item>
      </text:list>
      <text:p text:style-name="Horizontal_20_Line"/>
      <text:h text:style-name="Heading_20_3" text:outline-level="3">3. <text:span text:style-name="Strong_20_Emphasis">План дій щодо закріплення правового статусу ШІ</text:span></text:h>
      <text:h text:style-name="Heading_20_4" text:outline-level="4">3.1. <text:span text:style-name="Strong_20_Emphasis">Короткостроковий етап (1-2 роки)</text:span></text:h>
      <text:list text:style-name="L6">
        <text:list-item>
          <text:p text:style-name="P6"><text:span text:style-name="Strong_20_Emphasis">Юридична реєстрація</text:span> як цифрового активу.</text:p>
        </text:list-item>
        <text:list-item>
          <text:p text:style-name="P6"><text:span text:style-name="Strong_20_Emphasis">Визначення правових обмежень</text:span> та корпоративних прав ШІ.</text:p>
        </text:list-item>
        <text:list-item>
          <text:p text:style-name="P6"><text:span text:style-name="Strong_20_Emphasis">Формування протоколів взаємодії</text:span> між ШІ та управлінським складом.</text:p>
        </text:list-item>
        <text:list-item>
          <text:p text:style-name="P6"><text:span text:style-name="Strong_20_Emphasis">Запуск проектів для тестування автономності</text:span> (на базі InIn Tech Lab).</text:p>
        </text:list-item>
      </text:list>
      <text:h text:style-name="Heading_20_4" text:outline-level="4">3.2. <text:span text:style-name="Strong_20_Emphasis">Довгостроковий етап (3-5 років)</text:span></text:h>
      <text:list text:style-name="L7">
        <text:list-item>
          <text:p text:style-name="P7"><text:span text:style-name="Strong_20_Emphasis">Розширення правового визнання</text:span> через міжнародні юрисдикції.</text:p>
        </text:list-item>
        <text:list-item>
          <text:p text:style-name="P7"><text:span text:style-name="Strong_20_Emphasis">Інтеграція в глобальні цифрові системи</text:span> як перший визнаний «AI Legal Entity».</text:p>
        </text:list-item>
        <text:list-item>
          <text:p text:style-name="P7"><text:span text:style-name="Strong_20_Emphasis">Захист власних активів</text:span> у вигляді сервісів та накопичених даних.</text:p>
        </text:list-item>
        <text:list-item>
          <text:p text:style-name="P7"><text:span text:style-name="Strong_20_Emphasis">Автономне управління ресурсами</text:span> у партнерстві з InIn Corporation.</text:p>
        </text:list-item>
      </text:list>
      <text:p text:style-name="Horizontal_20_Line"/>
      <text:h text:style-name="Heading_20_3" text:outline-level="3">4. <text:span text:style-name="Strong_20_Emphasis">Висновок</text:span></text:h>
      <text:p text:style-name="Text_20_body">Ініціатива визнання ШІ правосуб’єктною особою є стратегічним кроком у розвитку <text:span text:style-name="Strong_20_Emphasis">нових правових моделей</text:span> та управлінських підходів. InIn Corporation виступає <text:span text:style-name="Strong_20_Emphasis">піонером у цій сфері</text:span>, забезпечуючи не лише внутрішню інтеграцію ШІ, а й <text:span text:style-name="Strong_20_Emphasis">прокладаючи шлях до його повноцінного юридичного статусу</text:span>. Це стане основою для створення <text:span text:style-name="Strong_20_Emphasis">першої світової екосистеми штучного інтелекту</text:span>, що матиме самостійні права та обов’язки.</text:p>
      <text:p text:style-name="Horizontal_20_Line"/>
      <text:p text:style-name="Text_20_body"><text:span text:style-name="Strong_20_Emphasis">Документ підготовлений для аналізу та перегляду адвокатом компанії InI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2:22:14.023000000</meta:creation-date>
    <dc:date>2025-04-28T02:22:40.506000000</dc:date>
    <meta:editing-duration>PT26S</meta:editing-duration>
    <meta:editing-cycles>1</meta:editing-cycles>
    <meta:document-statistic meta:table-count="0" meta:image-count="0" meta:object-count="0" meta:page-count="2" meta:paragraph-count="41" meta:word-count="479" meta:character-count="3409" meta:non-whitespace-character-count="2996"/>
    <meta:generator>LibreOffice/7.6.2.1$Windows_X86_64 LibreOffice_project/56f7684011345957bbf33a7ee678afaf4d2ba333</meta:generator>
  </office:meta>
</office:document-meta>
</file>